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7.1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8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8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9"/>
          <table:table-cell table:number-columns-repeated="6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 table:number-rows-repeated="10483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7"/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9">
          <table:table-cell table:number-columns-repeated="7"/>
          <table:table-cell table:style-name="Default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Sheet5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string">
            <text:p>create table ap_2 (</text:p>
          </table:table-cell>
          <table:table-cell table:number-columns-repeated="9"/>
        </table:table-row>
        <table:table-row table:style-name="ro1">
          <table:table-cell office:value-type="string">
            <text:p>Dt</text:p>
          </table:table-cell>
          <table:table-cell office:value-type="string">
            <text:p><text:s/></text:p>
          </table:table-cell>
          <table:table-cell office:value-type="string">
            <text:p>integer unsigned not NULL,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[.A3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1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[.A4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2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[.A5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3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A6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Насос #4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">
            <text:p>5</text:p>
          </table:table-cell>
          <table:table-cell/>
          <table:table-cell table:formula="of:=[.A7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5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">
            <text:p>6</text:p>
          </table:table-cell>
          <table:table-cell/>
          <table:table-cell table:formula="of:=[.A8]" office:value-type="string" office:string-value="Di_5">
            <text:p>Di_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6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[.A9]" office:value-type="string" office:string-value="Di_6">
            <text:p>Di_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7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[.A10]" office:value-type="string" office:string-value="Di_7">
            <text:p>Di_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8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[.A11]" office:value-type="string" office:string-value="Di_8">
            <text:p>Di_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9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[.A12]" office:value-type="string" office:string-value="Di_9">
            <text:p>Di_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0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[.A13]" office:value-type="string" office:string-value="Di_10">
            <text:p>Di_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1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[.A14]" office:value-type="string" office:string-value="Di_11">
            <text:p>Di_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2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[.A15]" office:value-type="string" office:string-value="Di_12">
            <text:p>Di_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3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">
            <text:p>14</text:p>
          </table:table-cell>
          <table:table-cell/>
          <table:table-cell table:formula="of:=[.A16]" office:value-type="string" office:string-value="Di_13">
            <text:p>Di_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4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">
            <text:p>15</text:p>
          </table:table-cell>
          <table:table-cell/>
          <table:table-cell table:formula="of:=[.A17]" office:value-type="string" office:string-value="Di_14">
            <text:p>Di_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5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[.A18]" office:value-type="string" office:string-value="Di_15">
            <text:p>Di_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Дискретний вхід 1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7">
            <text:p>17</text:p>
          </table:table-cell>
          <table:table-cell/>
          <table:table-cell table:formula="of:=[.A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8">
            <text:p>18</text:p>
          </table:table-cell>
          <table:table-cell/>
          <table:table-cell table:formula="of:=[.A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2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9">
            <text:p>19</text:p>
          </table:table-cell>
          <table:table-cell/>
          <table:table-cell table:formula="of:=[.A21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3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0">
            <text:p>20</text:p>
          </table:table-cell>
          <table:table-cell/>
          <table:table-cell table:formula="of:=[.A22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4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1">
            <text:p>21</text:p>
          </table:table-cell>
          <table:table-cell/>
          <table:table-cell table:formula="of:=[.A23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5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2">
            <text:p>22</text:p>
          </table:table-cell>
          <table:table-cell/>
          <table:table-cell table:formula="of:=[.A24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Зв’язок з фільтром #6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3">
            <text:p>23</text:p>
          </table:table-cell>
          <table:table-cell/>
          <table:table-cell table:formula="of:=[.A25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1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4">
            <text:p>24</text:p>
          </table:table-cell>
          <table:table-cell/>
          <table:table-cell table:formula="of:=[.A26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2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5">
            <text:p>25</text:p>
          </table:table-cell>
          <table:table-cell/>
          <table:table-cell table:formula="of:=[.A27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3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6">
            <text:p>26</text:p>
          </table:table-cell>
          <table:table-cell/>
          <table:table-cell table:formula="of:=[.A28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4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7">
            <text:p>27</text:p>
          </table:table-cell>
          <table:table-cell/>
          <table:table-cell table:formula="of:=[.A29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5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8">
            <text:p>28</text:p>
          </table:table-cell>
          <table:table-cell/>
          <table:table-cell table:formula="of:=[.A30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оботи фільтра #6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29">
            <text:p>29</text:p>
          </table:table-cell>
          <table:table-cell/>
          <table:table-cell table:formula="of:=[.A31]" office:value-type="string" office:string-value="Cl_1_1">
            <text:p>C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1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0">
            <text:p>30</text:p>
          </table:table-cell>
          <table:table-cell/>
          <table:table-cell table:formula="of:=[.A32]" office:value-type="string" office:string-value="Cl_1_2">
            <text:p>C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1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1">
            <text:p>31</text:p>
          </table:table-cell>
          <table:table-cell/>
          <table:table-cell table:formula="of:=[.A33]" office:value-type="string" office:string-value="Cl_1_3">
            <text:p>C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2">
            <text:p>32</text:p>
          </table:table-cell>
          <table:table-cell/>
          <table:table-cell table:formula="of:=[.A3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1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3">
            <text:p>33</text:p>
          </table:table-cell>
          <table:table-cell/>
          <table:table-cell table:formula="of:=[.A3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1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4">
            <text:p>34</text:p>
          </table:table-cell>
          <table:table-cell/>
          <table:table-cell table:formula="of:=[.A36]" office:value-type="string" office:string-value="Cl_2_1">
            <text:p>C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2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5">
            <text:p>35</text:p>
          </table:table-cell>
          <table:table-cell/>
          <table:table-cell table:formula="of:=[.A37]" office:value-type="string" office:string-value="Cl_2_2">
            <text:p>C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2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6">
            <text:p>36</text:p>
          </table:table-cell>
          <table:table-cell/>
          <table:table-cell table:formula="of:=[.A38]" office:value-type="string" office:string-value="Cl_2_3">
            <text:p>C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7">
            <text:p>37</text:p>
          </table:table-cell>
          <table:table-cell/>
          <table:table-cell table:formula="of:=[.A3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2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8">
            <text:p>38</text:p>
          </table:table-cell>
          <table:table-cell/>
          <table:table-cell table:formula="of:=[.A4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2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39">
            <text:p>39</text:p>
          </table:table-cell>
          <table:table-cell/>
          <table:table-cell table:formula="of:=[.A41]" office:value-type="string" office:string-value="Cl_3_1">
            <text:p>C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3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0">
            <text:p>40</text:p>
          </table:table-cell>
          <table:table-cell/>
          <table:table-cell table:formula="of:=[.A42]" office:value-type="string" office:string-value="Cl_3_2">
            <text:p>C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3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1">
            <text:p>41</text:p>
          </table:table-cell>
          <table:table-cell/>
          <table:table-cell table:formula="of:=[.A43]" office:value-type="string" office:string-value="Cl_3_3">
            <text:p>C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2">
            <text:p>42</text:p>
          </table:table-cell>
          <table:table-cell/>
          <table:table-cell table:formula="of:=[.A4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3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3">
            <text:p>43</text:p>
          </table:table-cell>
          <table:table-cell/>
          <table:table-cell table:formula="of:=[.A4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3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4">
            <text:p>44</text:p>
          </table:table-cell>
          <table:table-cell/>
          <table:table-cell table:formula="of:=[.A46]" office:value-type="string" office:string-value="Cl_4_1">
            <text:p>C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4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5">
            <text:p>45</text:p>
          </table:table-cell>
          <table:table-cell/>
          <table:table-cell table:formula="of:=[.A47]" office:value-type="string" office:string-value="Cl_4_2">
            <text:p>C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4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6">
            <text:p>46</text:p>
          </table:table-cell>
          <table:table-cell/>
          <table:table-cell table:formula="of:=[.A48]" office:value-type="string" office:string-value="Cl_4_3">
            <text:p>C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7">
            <text:p>47</text:p>
          </table:table-cell>
          <table:table-cell/>
          <table:table-cell table:formula="of:=[.A4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4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8">
            <text:p>48</text:p>
          </table:table-cell>
          <table:table-cell/>
          <table:table-cell table:formula="of:=[.A5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4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49">
            <text:p>49</text:p>
          </table:table-cell>
          <table:table-cell/>
          <table:table-cell table:formula="of:=[.A51]" office:value-type="string" office:string-value="Cl_5_1">
            <text:p>C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5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0">
            <text:p>50</text:p>
          </table:table-cell>
          <table:table-cell/>
          <table:table-cell table:formula="of:=[.A52]" office:value-type="string" office:string-value="Cl_5_2">
            <text:p>C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5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1">
            <text:p>51</text:p>
          </table:table-cell>
          <table:table-cell/>
          <table:table-cell table:formula="of:=[.A53]" office:value-type="string" office:string-value="Cl_5_3">
            <text:p>C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2">
            <text:p>52</text:p>
          </table:table-cell>
          <table:table-cell/>
          <table:table-cell table:formula="of:=[.A5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3">
            <text:p>53</text:p>
          </table:table-cell>
          <table:table-cell/>
          <table:table-cell table:formula="of:=[.A5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5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4">
            <text:p>54</text:p>
          </table:table-cell>
          <table:table-cell/>
          <table:table-cell table:formula="of:=[.A56]" office:value-type="string" office:string-value="Cl_6_1">
            <text:p>C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1 фільтра #6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5">
            <text:p>55</text:p>
          </table:table-cell>
          <table:table-cell/>
          <table:table-cell table:formula="of:=[.A57]" office:value-type="string" office:string-value="Cl_6_2">
            <text:p>C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2 фільтра #6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6">
            <text:p>56</text:p>
          </table:table-cell>
          <table:table-cell/>
          <table:table-cell table:formula="of:=[.A58]" office:value-type="string" office:string-value="Cl_6_3">
            <text:p>C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7">
            <text:p>57</text:p>
          </table:table-cell>
          <table:table-cell/>
          <table:table-cell table:formula="of:=[.A5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8">
            <text:p>58</text:p>
          </table:table-cell>
          <table:table-cell/>
          <table:table-cell table:formula="of:=[.A6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інцевик клапана 5 фільтра #6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59">
            <text:p>59</text:p>
          </table:table-cell>
          <table:table-cell/>
          <table:table-cell table:formula="of:=[.A61]" office:value-type="string" office:string-value="Vl_1_1">
            <text:p>Vl_1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1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0">
            <text:p>60</text:p>
          </table:table-cell>
          <table:table-cell/>
          <table:table-cell table:formula="of:=[.A62]" office:value-type="string" office:string-value="Vl_1_2">
            <text:p>Vl_1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1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1">
            <text:p>61</text:p>
          </table:table-cell>
          <table:table-cell/>
          <table:table-cell table:formula="of:=[.A63]" office:value-type="string" office:string-value="Vl_1_3">
            <text:p>Vl_1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2">
            <text:p>62</text:p>
          </table:table-cell>
          <table:table-cell/>
          <table:table-cell table:formula="of:=[.A64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1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3">
            <text:p>63</text:p>
          </table:table-cell>
          <table:table-cell/>
          <table:table-cell table:formula="of:=[.A65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1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4">
            <text:p>64</text:p>
          </table:table-cell>
          <table:table-cell/>
          <table:table-cell table:formula="of:=[.A66]" office:value-type="string" office:string-value="Vl_2_1">
            <text:p>Vl_2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2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5">
            <text:p>65</text:p>
          </table:table-cell>
          <table:table-cell/>
          <table:table-cell table:formula="of:=[.A67]" office:value-type="string" office:string-value="Vl_2_2">
            <text:p>Vl_2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2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6">
            <text:p>66</text:p>
          </table:table-cell>
          <table:table-cell/>
          <table:table-cell table:formula="of:=[.A68]" office:value-type="string" office:string-value="Vl_2_3">
            <text:p>Vl_2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2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7">
            <text:p>67</text:p>
          </table:table-cell>
          <table:table-cell/>
          <table:table-cell table:formula="of:=[.A69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2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8">
            <text:p>68</text:p>
          </table:table-cell>
          <table:table-cell/>
          <table:table-cell table:formula="of:=[.A70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2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69">
            <text:p>69</text:p>
          </table:table-cell>
          <table:table-cell/>
          <table:table-cell table:formula="of:=[.A71]" office:value-type="string" office:string-value="Vl_3_1">
            <text:p>Vl_3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3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0">
            <text:p>70</text:p>
          </table:table-cell>
          <table:table-cell/>
          <table:table-cell table:formula="of:=[.A72]" office:value-type="string" office:string-value="Vl_3_2">
            <text:p>Vl_3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3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1">
            <text:p>71</text:p>
          </table:table-cell>
          <table:table-cell/>
          <table:table-cell table:formula="of:=[.A73]" office:value-type="string" office:string-value="Vl_3_3">
            <text:p>Vl_3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3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2">
            <text:p>72</text:p>
          </table:table-cell>
          <table:table-cell/>
          <table:table-cell table:formula="of:=[.A74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3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3">
            <text:p>73</text:p>
          </table:table-cell>
          <table:table-cell/>
          <table:table-cell table:formula="of:=[.A75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3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4">
            <text:p>74</text:p>
          </table:table-cell>
          <table:table-cell/>
          <table:table-cell table:formula="of:=[.A76]" office:value-type="string" office:string-value="Vl_4_1">
            <text:p>Vl_4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4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5">
            <text:p>75</text:p>
          </table:table-cell>
          <table:table-cell/>
          <table:table-cell table:formula="of:=[.A77]" office:value-type="string" office:string-value="Vl_4_2">
            <text:p>Vl_4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4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6">
            <text:p>76</text:p>
          </table:table-cell>
          <table:table-cell/>
          <table:table-cell table:formula="of:=[.A78]" office:value-type="string" office:string-value="Vl_4_3">
            <text:p>Vl_4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4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7">
            <text:p>77</text:p>
          </table:table-cell>
          <table:table-cell/>
          <table:table-cell table:formula="of:=[.A79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4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8">
            <text:p>78</text:p>
          </table:table-cell>
          <table:table-cell/>
          <table:table-cell table:formula="of:=[.A80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4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79">
            <text:p>79</text:p>
          </table:table-cell>
          <table:table-cell/>
          <table:table-cell table:formula="of:=[.A81]" office:value-type="string" office:string-value="Vl_5_1">
            <text:p>Vl_5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5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0">
            <text:p>80</text:p>
          </table:table-cell>
          <table:table-cell/>
          <table:table-cell table:formula="of:=[.A82]" office:value-type="string" office:string-value="Vl_5_2">
            <text:p>Vl_5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5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1">
            <text:p>81</text:p>
          </table:table-cell>
          <table:table-cell/>
          <table:table-cell table:formula="of:=[.A83]" office:value-type="string" office:string-value="Vl_5_3">
            <text:p>Vl_5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5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2">
            <text:p>82</text:p>
          </table:table-cell>
          <table:table-cell/>
          <table:table-cell table:formula="of:=[.A84]" office:value-type="string" office:string-value="Vl_8_3">
            <text:p>Vl_8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5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3">
            <text:p>83</text:p>
          </table:table-cell>
          <table:table-cell/>
          <table:table-cell table:formula="of:=[.A8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5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4">
            <text:p>84</text:p>
          </table:table-cell>
          <table:table-cell/>
          <table:table-cell table:formula="of:=[.A86]" office:value-type="string" office:string-value="Vl_6_1">
            <text:p>Vl_6_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1 фільтра #6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5">
            <text:p>85</text:p>
          </table:table-cell>
          <table:table-cell/>
          <table:table-cell table:formula="of:=[.A87]" office:value-type="string" office:string-value="Vl_6_2">
            <text:p>Vl_6_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2 фільтра #6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6">
            <text:p>86</text:p>
          </table:table-cell>
          <table:table-cell/>
          <table:table-cell table:formula="of:=[.A88]" office:value-type="string" office:string-value="Vl_6_3">
            <text:p>Vl_6_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3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7">
            <text:p>87</text:p>
          </table:table-cell>
          <table:table-cell/>
          <table:table-cell table:formula="of:=[.A8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4 фільтра #6</text:p>
          </table:table-cell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8">
            <text:p>88</text:p>
          </table:table-cell>
          <table:table-cell/>
          <table:table-cell table:formula="of:=[.A9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Команда клапана 5 фільтра #6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89">
            <text:p>89</text:p>
          </table:table-cell>
          <table:table-cell/>
          <table:table-cell table:formula="of:=[.A91]" office:value-type="string" office:string-value="Alm_1_1">
            <text:p>Alm_1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0">
            <text:p>90</text:p>
          </table:table-cell>
          <table:table-cell/>
          <table:table-cell table:formula="of:=[.A92]" office:value-type="string" office:string-value="Alm_1_2">
            <text:p>Alm_1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1">
            <text:p>91</text:p>
          </table:table-cell>
          <table:table-cell/>
          <table:table-cell table:formula="of:=[.A93]" office:value-type="string" office:string-value="Alm_1_3">
            <text:p>Alm_1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2">
            <text:p>92</text:p>
          </table:table-cell>
          <table:table-cell/>
          <table:table-cell table:formula="of:=[.A94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3">
            <text:p>93</text:p>
          </table:table-cell>
          <table:table-cell/>
          <table:table-cell table:formula="of:=[.A95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4">
            <text:p>94</text:p>
          </table:table-cell>
          <table:table-cell/>
          <table:table-cell table:formula="of:=[.A96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5">
            <text:p>95</text:p>
          </table:table-cell>
          <table:table-cell/>
          <table:table-cell table:formula="of:=[.A97]" office:value-type="string" office:string-value="Alm_2_1">
            <text:p>Alm_2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6">
            <text:p>96</text:p>
          </table:table-cell>
          <table:table-cell/>
          <table:table-cell table:formula="of:=[.A98]" office:value-type="string" office:string-value="Alm_2_2">
            <text:p>Alm_2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7">
            <text:p>97</text:p>
          </table:table-cell>
          <table:table-cell/>
          <table:table-cell table:formula="of:=[.A99]" office:value-type="string" office:string-value="Alm_2_3">
            <text:p>Alm_2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8">
            <text:p>98</text:p>
          </table:table-cell>
          <table:table-cell/>
          <table:table-cell table:formula="of:=[.A100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99">
            <text:p>99</text:p>
          </table:table-cell>
          <table:table-cell/>
          <table:table-cell table:formula="of:=[.A101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0">
            <text:p>100</text:p>
          </table:table-cell>
          <table:table-cell/>
          <table:table-cell table:formula="of:=[.A102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1">
            <text:p>101</text:p>
          </table:table-cell>
          <table:table-cell/>
          <table:table-cell table:formula="of:=[.A103]" office:value-type="string" office:string-value="Alm_3_1">
            <text:p>Alm_3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2">
            <text:p>102</text:p>
          </table:table-cell>
          <table:table-cell/>
          <table:table-cell table:formula="of:=[.A104]" office:value-type="string" office:string-value="Alm_3_2">
            <text:p>Alm_3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3">
            <text:p>103</text:p>
          </table:table-cell>
          <table:table-cell/>
          <table:table-cell table:formula="of:=[.A105]" office:value-type="string" office:string-value="Alm_3_3">
            <text:p>Alm_3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4">
            <text:p>104</text:p>
          </table:table-cell>
          <table:table-cell/>
          <table:table-cell table:formula="of:=[.A106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5">
            <text:p>105</text:p>
          </table:table-cell>
          <table:table-cell/>
          <table:table-cell table:formula="of:=[.A107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6">
            <text:p>106</text:p>
          </table:table-cell>
          <table:table-cell/>
          <table:table-cell table:formula="of:=[.A108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7">
            <text:p>107</text:p>
          </table:table-cell>
          <table:table-cell/>
          <table:table-cell table:formula="of:=[.A109]" office:value-type="string" office:string-value="Alm_4_1">
            <text:p>Alm_4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8">
            <text:p>108</text:p>
          </table:table-cell>
          <table:table-cell/>
          <table:table-cell table:formula="of:=[.A110]" office:value-type="string" office:string-value="Alm_4_2">
            <text:p>Alm_4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09">
            <text:p>109</text:p>
          </table:table-cell>
          <table:table-cell/>
          <table:table-cell table:formula="of:=[.A111]" office:value-type="string" office:string-value="Alm_4_3">
            <text:p>Alm_4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0">
            <text:p>110</text:p>
          </table:table-cell>
          <table:table-cell/>
          <table:table-cell table:formula="of:=[.A112]" office:value-type="string" office:string-value="Alm_8_1">
            <text:p>Alm_8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1">
            <text:p>111</text:p>
          </table:table-cell>
          <table:table-cell/>
          <table:table-cell table:formula="of:=[.A113]" office:value-type="string" office:string-value="Alm_8_2">
            <text:p>Alm_8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2">
            <text:p>112</text:p>
          </table:table-cell>
          <table:table-cell/>
          <table:table-cell table:formula="of:=[.A114]" office:value-type="string" office:string-value="Alm_8_3">
            <text:p>Alm_8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3">
            <text:p>113</text:p>
          </table:table-cell>
          <table:table-cell/>
          <table:table-cell table:formula="of:=[.A115]" office:value-type="string" office:string-value="Alm_5_1">
            <text:p>Alm_5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4">
            <text:p>114</text:p>
          </table:table-cell>
          <table:table-cell/>
          <table:table-cell table:formula="of:=[.A116]" office:value-type="string" office:string-value="Alm_5_2">
            <text:p>Alm_5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5">
            <text:p>115</text:p>
          </table:table-cell>
          <table:table-cell/>
          <table:table-cell table:formula="of:=[.A117]" office:value-type="string" office:string-value="Alm_5_3">
            <text:p>Alm_5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6">
            <text:p>116</text:p>
          </table:table-cell>
          <table:table-cell/>
          <table:table-cell table:formula="of:=[.A118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7">
            <text:p>117</text:p>
          </table:table-cell>
          <table:table-cell/>
          <table:table-cell table:formula="of:=[.A119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8">
            <text:p>118</text:p>
          </table:table-cell>
          <table:table-cell/>
          <table:table-cell table:formula="of:=[.A120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19">
            <text:p>119</text:p>
          </table:table-cell>
          <table:table-cell/>
          <table:table-cell table:formula="of:=[.A121]" office:value-type="string" office:string-value="Alm_6_1">
            <text:p>Alm_6_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0">
            <text:p>120</text:p>
          </table:table-cell>
          <table:table-cell/>
          <table:table-cell table:formula="of:=[.A122]" office:value-type="string" office:string-value="Alm_6_2">
            <text:p>Alm_6_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1">
            <text:p>121</text:p>
          </table:table-cell>
          <table:table-cell/>
          <table:table-cell table:formula="of:=[.A123]" office:value-type="string" office:string-value="Alm_6_3">
            <text:p>Alm_6_3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2">
            <text:p>122</text:p>
          </table:table-cell>
          <table:table-cell/>
          <table:table-cell table:formula="of:=[.A124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3">
            <text:p>123</text:p>
          </table:table-cell>
          <table:table-cell/>
          <table:table-cell table:formula="of:=[.A125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Value.A#ССЫЛ!" office:value-type="float" office:value="0">
            <text:p>#NAME?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A126]" office:value-type="float" office:value="0">
            <text:p>#NAME?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5">
            <text:p>125</text:p>
          </table:table-cell>
          <table:table-cell/>
          <table:table-cell table:formula="of:=[.A127]" office:value-type="string" office:string-value="Half_1_">
            <text:p>Half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6">
            <text:p>126</text:p>
          </table:table-cell>
          <table:table-cell/>
          <table:table-cell table:formula="of:=[.A128]" office:value-type="string" office:string-value="Half_2_">
            <text:p>Half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7">
            <text:p>127</text:p>
          </table:table-cell>
          <table:table-cell/>
          <table:table-cell table:formula="of:=[.A129]" office:value-type="string" office:string-value="Half_3_">
            <text:p>Half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8">
            <text:p>128</text:p>
          </table:table-cell>
          <table:table-cell/>
          <table:table-cell table:formula="of:=[.A130]" office:value-type="string" office:string-value="Half_4_">
            <text:p>Half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29">
            <text:p>129</text:p>
          </table:table-cell>
          <table:table-cell/>
          <table:table-cell table:formula="of:=[.A131]" office:value-type="string" office:string-value="Half_5_">
            <text:p>Half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0">
            <text:p>130</text:p>
          </table:table-cell>
          <table:table-cell/>
          <table:table-cell table:formula="of:=[.A132]" office:value-type="string" office:string-value="Half_6_">
            <text:p>Half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1">
            <text:p>131</text:p>
          </table:table-cell>
          <table:table-cell/>
          <table:table-cell table:formula="of:=[.A133]" office:value-type="string" office:string-value="Full_1_">
            <text:p>Full_1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2">
            <text:p>132</text:p>
          </table:table-cell>
          <table:table-cell/>
          <table:table-cell table:formula="of:=[.A134]" office:value-type="string" office:string-value="Full_2_">
            <text:p>Full_2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3">
            <text:p>133</text:p>
          </table:table-cell>
          <table:table-cell/>
          <table:table-cell table:formula="of:=[.A135]" office:value-type="string" office:string-value="Full_3_">
            <text:p>Full_3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4">
            <text:p>134</text:p>
          </table:table-cell>
          <table:table-cell/>
          <table:table-cell table:formula="of:=[.A136]" office:value-type="string" office:string-value="Full_4_">
            <text:p>Full_4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5">
            <text:p>135</text:p>
          </table:table-cell>
          <table:table-cell/>
          <table:table-cell table:formula="of:=[.A137]" office:value-type="string" office:string-value="Full_5_">
            <text:p>Full_5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6">
            <text:p>136</text:p>
          </table:table-cell>
          <table:table-cell/>
          <table:table-cell table:formula="of:=[.A138]" office:value-type="string" office:string-value="Full_6_">
            <text:p>Full_6_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7">
            <text:p>137</text:p>
          </table:table-cell>
          <table:table-cell/>
          <table:table-cell table:formula="of:=[.A139]" office:value-type="string" office:string-value="Alarm">
            <text:p>Alarm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8">
            <text:p>138</text:p>
          </table:table-cell>
          <table:table-cell/>
          <table:table-cell table:formula="of:=[.A140]" office:value-type="string" office:string-value="a_L_nfs">
            <text:p>a_L_nf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39">
            <text:p>139</text:p>
          </table:table-cell>
          <table:table-cell/>
          <table:table-cell table:formula="of:=[.A141]" office:value-type="string" office:string-value="a_L_nz">
            <text:p>a_L_nz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0">
            <text:p>140</text:p>
          </table:table-cell>
          <table:table-cell/>
          <table:table-cell table:formula="of:=[.A142]" office:value-type="string" office:string-value="a_L_sus">
            <text:p>a_L_su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1">
            <text:p>141</text:p>
          </table:table-cell>
          <table:table-cell/>
          <table:table-cell table:formula="of:=[.A143]" office:value-type="string" office:string-value="a_L_cs">
            <text:p>a_L_c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2">
            <text:p>142</text:p>
          </table:table-cell>
          <table:table-cell/>
          <table:table-cell table:formula="of:=[.A144]" office:value-type="string" office:string-value="a_T_s">
            <text:p>a_T_s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/>
          <table:table-cell office:value-type="string">
            <text:p>smallint default '0',</text:p>
          </table:table-cell>
          <table:table-cell table:number-columns-repeated="3"/>
          <table:table-cell table:formula="of:=[.A145]" office:value-type="string" office:string-value="r_l">
            <text:p>r_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Режим регенерації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3">
            <text:p>143</text:p>
          </table:table-cell>
          <table:table-cell/>
          <table:table-cell table:formula="of:=[.A146]" office:value-type="string" office:string-value="G_cs">
            <text:p>G_cs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string">
            <text:p>Витрата соку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4">
            <text:p>144</text:p>
          </table:table-cell>
          <table:table-cell/>
          <table:table-cell table:formula="of:=[.A147]" office:value-type="string" office:string-value="L_sus">
            <text:p>L_su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Суспензії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5">
            <text:p>145</text:p>
          </table:table-cell>
          <table:table-cell/>
          <table:table-cell table:formula="of:=[.A148]" office:value-type="string" office:string-value="L_nz">
            <text:p>L_nz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6">
            <text:p>146</text:p>
          </table:table-cell>
          <table:table-cell/>
          <table:table-cell table:formula="of:=[.A149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нап. зб. Сусп.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7">
            <text:p>147</text:p>
          </table:table-cell>
          <table:table-cell/>
          <table:table-cell table:formula="of:=[.A150]" office:value-type="string" office:string-value="L_nfs">
            <text:p>L_nf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. нф. Соку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8">
            <text:p>148</text:p>
          </table:table-cell>
          <table:table-cell/>
          <table:table-cell table:formula="of:=[.A151]" office:value-type="string" office:string-value="T_s">
            <text:p>T_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Температура соку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49">
            <text:p>149</text:p>
          </table:table-cell>
          <table:table-cell/>
          <table:table-cell table:formula="of:=[.A152]" office:value-type="string" office:string-value="L_cs">
            <text:p>L_cs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Рівень в збірнику фл. Соку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0">
            <text:p>150</text:p>
          </table:table-cell>
          <table:table-cell/>
          <table:table-cell table:formula="of:=[.A153]" office:value-type="string" office:string-value="State_1_">
            <text:p>State_1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1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1">
            <text:p>151</text:p>
          </table:table-cell>
          <table:table-cell/>
          <table:table-cell table:formula="of:=[.A154]" office:value-type="string" office:string-value="State_2_">
            <text:p>State_2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2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2">
            <text:p>152</text:p>
          </table:table-cell>
          <table:table-cell/>
          <table:table-cell table:formula="of:=[.A155]" office:value-type="string" office:string-value="State_3_">
            <text:p>State_3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3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3">
            <text:p>153</text:p>
          </table:table-cell>
          <table:table-cell/>
          <table:table-cell table:formula="of:=[.A156]" office:value-type="string" office:string-value="State_4_">
            <text:p>State_4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4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4">
            <text:p>154</text:p>
          </table:table-cell>
          <table:table-cell/>
          <table:table-cell table:formula="of:=[.A157]" office:value-type="string" office:string-value="State_5_">
            <text:p>State_5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5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/>
          <table:table-cell office:value-type="string">
            <text:p>smallint default '0',</text:p>
          </table:table-cell>
          <table:table-cell/>
          <table:table-cell office:value-type="float" office:value="155">
            <text:p>155</text:p>
          </table:table-cell>
          <table:table-cell/>
          <table:table-cell table:formula="of:=[.A158]" office:value-type="string" office:string-value="State_6_">
            <text:p>State_6_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Стан програми фільтра 6</text:p>
          </table:table-cell>
        </table:table-row>
        <table:table-row table:style-name="ro1">
          <table:table-cell office:value-type="string">
            <text:p>primary key(Dt)) Engine = Innodb;</text:p>
          </table:table-cell>
          <table:table-cell table:number-columns-repeated="9"/>
        </table:table-row>
      </table:table>
      <table:table table:name="Аркуш6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3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3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3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3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3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3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3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3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table:number-columns-repeated="5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number-columns-repeated="5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15:0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4-24T15:00:31</dc:date>
    <meta:print-date>2009-07-29T17:30:38</meta:print-date>
    <meta:editing-cycles>35</meta:editing-cycles>
    <meta:editing-duration>PT488H12M56S</meta:editing-duration>
    <meta:document-statistic meta:table-count="6" meta:cell-count="382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